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762e8" officeooo:paragraph-rsid="001762e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8636a" officeooo:paragraph-rsid="0018636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8636a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4">Union Switch &amp; <text:span text:style-name="T1">S</text:span>ignal</text:p>
            <text:p text:style-name="P5">Teardrop (Mechanical)</text:p>
            <text:p text:style-name="P2">safetran-hybrid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5-10T11:36:00.020354118</dc:date>
    <meta:editing-duration>PT16M28S</meta:editing-duration>
    <meta:editing-cycles>6</meta:editing-cycles>
    <meta:generator>LibreOffice/7.1.2.2$Linux_X86_64 LibreOffice_project/10$Build-2</meta:generator>
    <meta:print-date>2021-05-10T11:35:45.450373834</meta:print-date>
    <meta:document-statistic meta:table-count="0" meta:image-count="0" meta:object-count="0" meta:page-count="1" meta:paragraph-count="90" meta:word-count="210" meta:character-count="1830" meta:non-whitespace-character-count="1710"/>
  </office:meta>
</office:document-meta>
</file>